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44cm"/>
    </style:style>
    <style:style style:name="co2" style:family="table-column">
      <style:table-column-properties fo:break-before="auto" style:column-width="9.76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5.292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12.6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LCSC Part #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C1, C2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50254</text:p>
          </table:table-cell>
          <table:table-cell table:style-name="ce2" office:value-type="string" calcext:value-type="string">
            <text:p>Ceramic Capacitor 2.2uF 50V X7R 10%</text:p>
            <text:p/>
          </table:table-cell>
        </table:table-row>
        <table:table-row table:style-name="ro1">
          <table:table-cell office:value-type="string" calcext:value-type="string">
            <text:p>C10, C12, C15, C19, C20, C21, C26, C27</text:p>
          </table:table-cell>
          <table:table-cell office:value-type="float" office:value="603" calcext:value-type="float">
            <text:p>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4663</text:p>
          </table:table-cell>
          <table:table-cell/>
        </table:table-row>
        <table:table-row table:style-name="ro1">
          <table:table-cell office:value-type="string" calcext:value-type="string">
            <text:p>C13, C16, C9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100042 </text:p>
          </table:table-cell>
          <table:table-cell table:style-name="ce1" office:value-type="string" calcext:value-type="string">
            <text:p>Soft-Start (SS/TR) kapasitörü.</text:p>
          </table:table-cell>
        </table:table-row>
        <table:table-row table:style-name="ro1">
          <table:table-cell office:value-type="string" calcext:value-type="string">
            <text:p>C17, C18, C23, C25, C28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15849</text:p>
          </table:table-cell>
          <table:table-cell/>
        </table:table-row>
        <table:table-row table:style-name="ro1">
          <table:table-cell office:value-type="string" calcext:value-type="string">
            <text:p>C22, C24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1648 </text:p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a xlink:href="https://www.lcsc.com/product-detail/C53084455.html?s_z=n_0.1uF%252050V%2520X7R" xlink:type="simple">C53084455</text:a></text:p>
          </table:table-cell>
          <table:table-cell office:value-type="string" calcext:value-type="string">
            <text:p>C3 giriş filtresi, C8 ise BOOT kapasitörü </text:p>
            <text:p/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0pF</text:p>
          </table:table-cell>
          <table:table-cell office:value-type="string" calcext:value-type="string">
            <text:p><text:a xlink:href="https://www.lcsc.com/product-detail/C107097.html?s_z=n_6800pF%252050V%2520X7R" xlink:type="simple">C107097</text:a></text:p>
          </table:table-cell>
          <table:table-cell office:value-type="string" calcext:value-type="string">
            <text:p>Kompanzasyon (COMP) ağı kapasitörü.</text:p>
            <text:p/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pF</text:p>
          </table:table-cell>
          <table:table-cell table:style-name="Default" office:value-type="string" calcext:value-type="string">
            <text:p>C107049</text:p>
          </table:table-cell>
          <table:table-cell table:style-name="ce1" office:value-type="string" calcext:value-type="string">
            <text:p>Kompanzasyon (COMP) ağı yüksek frekans kapasitörü (NP0/C0G dielektrik).</text:p>
          </table:table-cell>
        </table:table-row>
        <table:table-row table:style-name="ro2">
          <table:table-cell office:value-type="string" calcext:value-type="string">
            <text:p>C6, C7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<text:a xlink:href="https://www.lcsc.com/product-detail/C6119904.html?s_z=n_47uF%252010V%2520X5R" xlink:type="simple">C6119904</text:a></text:p>
          </table:table-cell>
          <table:table-cell office:value-type="string" calcext:value-type="string">
            <text:p>5V çıkış hattı filtre kapasitörleri. 5V için 10V voltaj dayanımı yeterlidir.</text:p>
            <text:p/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<text:a xlink:href="https://www.lcsc.com/product-detail/C53084455.html?s_z=n_0.1uF%252050V%2520X7R" xlink:type="simple">C53084455</text:a>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60</text:p>
          </table:table-cell>
          <table:table-cell table:style-name="ce2" office:value-type="string" calcext:value-type="string">
            <text:p><text:a xlink:href="https://www.lcsc.com/product-detail/C109094.html?s_z=n_B260" xlink:type="simple">C109094</text:a></text:p>
          </table:table-cell>
          <table:table-cell office:value-type="string" calcext:value-type="string">
            <text:p>60V 2A Schottky Diyot. (MCU ve sensörler için 2A fazlasıyla yeterli)</text:p>
            <text:p/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WS</text:p>
          </table:table-cell>
          <table:table-cell office:value-type="string" calcext:value-type="string">
            <text:p><text:a xlink:href="https://www.lcsc.com/product-detail/C191023.html?s_z=n_1N5819WS" xlink:type="simple">C191023</text:a>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IO_PESD2CAN_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2CANFD24</text:p>
          </table:table-cell>
          <table:table-cell office:value-type="string" calcext:value-type="string">
            <text:p>C5278878 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Default" office:value-type="string" calcext:value-type="string">
            <text:p>C2986048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C183848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26A-13-F</text:p>
          </table:table-cell>
          <table:table-cell table:style-name="ce2" office:value-type="string" calcext:value-type="string">
            <text:p><text:a xlink:href="https://www.lcsc.com/product-detail/C135062.html?s_z=n_SMBJ26A-13-F" xlink:type="simple">C135062</text:a></text:p>
          </table:table-cell>
          <table:table-cell table:style-name="ce2" office:value-type="string" calcext:value-type="string">
            <text:p>TVS Diode Unidirectional 26V WM 600W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<text:a xlink:href="https://www.lcsc.com/product-detail/C14709.html?s_z=n_120R%2520%2540%2520100MHz%252C%25202A%2520ferrid%2520bead%2520%2520%2520%2520%2520%25200603" xlink:type="simple">C14709</text:a>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AMASS_XT30U-F_1x02_P5.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Socket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J10, J8, J9</text:p>
          </table:table-cell>
          <table:table-cell office:value-type="string" calcext:value-type="string">
            <text:p>JST_GH_SM04B-GHS-TB_1x04-1MP_P1.25mm_Horizon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_Socket</text:p>
          </table:table-cell>
          <table:table-cell table:style-name="Default" office:value-type="string" calcext:value-type="string">
            <text:p>C189895</text:p>
          </table:table-cell>
          <table:table-cell/>
        </table:table-row>
        <table:table-row table:style-name="ro1">
          <table:table-cell office:value-type="string" calcext:value-type="string">
            <text:p>J2, J3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_Pi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ST_PH_S4B-PH-K_1x04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Socket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J5, J6</text:p>
          </table:table-cell>
          <table:table-cell office:value-type="string" calcext:value-type="string">
            <text:p>JST_GH_SM02B-GHS-TB_1x02-1MP_P1.25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_Socket</text:p>
          </table:table-cell>
          <table:table-cell table:style-name="Default" office:value-type="string" calcext:value-type="string">
            <text:p>C189893</text:p>
          </table:table-cell>
          <table:table-cell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L_6.3x6.3_H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uH</text:p>
          </table:table-cell>
          <table:table-cell table:style-name="Default" office:value-type="string" calcext:value-type="string">
            <text:p>C167222</text:p>
          </table:table-cell>
          <table:table-cell office:value-type="string" calcext:value-type="string">
            <text:p>6x6x2.8mm SMD Bobin (Sunlord). Doyuma ulaşma akımı 2.5A, bu sistem için ideal.</text:p>
            <text:p/>
            <text:p/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C20917 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<text:a xlink:href="https://www.lcsc.com/product-detail/C2998114.html?s_z=n_162k%25201%2525%25201%252F10W" xlink:type="simple">C2998114</text:a></text:p>
          </table:table-cell>
          <table:table-cell table:style-name="ce1" office:value-type="string" calcext:value-type="string">
            <text:p>EN (Enable) pini voltaj bölücü alt direnci.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 -1k</text:p>
          </table:table-cell>
          <table:table-cell office:value-type="string" calcext:value-type="string">
            <text:p>C22548</text:p>
          </table:table-cell>
          <table:table-cell/>
        </table:table-row>
        <table:table-row table:style-name="ro1">
          <table:table-cell office:value-type="string" calcext:value-type="string">
            <text:p>R12, R15, R18, R8, R9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98220 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C105881 </text:p>
          </table:table-cell>
          <table:table-cell/>
        </table:table-row>
        <table:table-row table:style-name="ro1">
          <table:table-cell office:value-type="string" calcext:value-type="string">
            <text:p>R16, R17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C85834 </text:p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3k</text:p>
          </table:table-cell>
          <table:table-cell office:value-type="string" calcext:value-type="string">
            <text:p><text:a xlink:href="https://www.lcsc.com/product-detail/C5126197.html?s_z=n_523k%25201%2525%25201%252F10W" xlink:type="simple">C5126197</text:a></text:p>
          </table:table-cell>
          <table:table-cell office:value-type="string" calcext:value-type="string">
            <text:p>EN (Enable) pini voltaj bölücü üst direnci.</text:p>
            <text:p/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5k</text:p>
          </table:table-cell>
          <table:table-cell office:value-type="string" calcext:value-type="string">
            <text:p>C855976</text:p>
          </table:table-cell>
          <table:table-cell table:style-name="ce1" office:value-type="string" calcext:value-type="string">
            <text:p>RT/CLK frekans ayar direnci.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C137796</text:p>
          </table:table-cell>
          <table:table-cell table:style-name="ce1" office:value-type="string" calcext:value-type="string">
            <text:p>Kompanzasyon (COMP) ağı direnci.</text:p>
          </table:table-cell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6k</text:p>
          </table:table-cell>
          <table:table-cell office:value-type="string" calcext:value-type="string">
            <text:p>C2930115</text:p>
          </table:table-cell>
          <table:table-cell office:value-type="string" calcext:value-type="string">
            <text:p>Feedback (FB) üst direnci (Hassas 5V çıkış için %1 tolerans).</text:p>
            <text:p/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2k</text:p>
          </table:table-cell>
          <table:table-cell office:value-type="string" calcext:value-type="string">
            <text:p>C22772 </text:p>
          </table:table-cell>
          <table:table-cell office:value-type="string" calcext:value-type="string">
            <text:p>Feedback (FB) alt direnci (Hassas 5V çıkış için %1 tolerans).</text:p>
            <text:p/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C105588 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_1P1T_NO_CK_KM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table:style-name="Default" office:value-type="string" calcext:value-type="string">
            <text:p>C99271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QFP-48_7x7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G431CBT6</text:p>
          </table:table-cell>
          <table:table-cell office:value-type="string" calcext:value-type="string">
            <text:p><text:a xlink:href="https://www.lcsc.com/product-detail/C529355.html?s_z=n_stm32g431cbt6" xlink:type="simple">C529355</text:a></text:p>
          </table:table-cell>
          <table:table-cell office:value-type="string" calcext:value-type="string">
            <text:p>MCU 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K-3.3</text:p>
          </table:table-cell>
          <table:table-cell office:value-type="string" calcext:value-type="string">
            <text:p>C51118 </text:p>
          </table:table-cell>
          <table:table-cell office:value-type="string" calcext:value-type="string">
            <text:p>3.3V LDO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I_SO-PowerPAD-8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54360DDA</text:p>
          </table:table-cell>
          <table:table-cell table:style-name="ce2" office:value-type="string" calcext:value-type="string">
            <text:p>C465733</text:p>
          </table:table-cell>
          <table:table-cell table:style-name="ce2" office:value-type="string" calcext:value-type="string">
            <text:p>60V, 3.5A Step-Down Converter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62-E-SN</text:p>
          </table:table-cell>
          <table:table-cell office:value-type="string" calcext:value-type="string">
            <text:p>C53609 </text:p>
          </table:table-cell>
          <table:table-cell office:value-type="string" calcext:value-type="string">
            <text:p>CAN entegresi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ODULE_TMC2209_SILENTSTEPST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C2209_SILENTSTEPSTIC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SSOP-14_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5147P-HTSM</text:p>
          </table:table-cell>
          <table:table-cell office:value-type="string" calcext:value-type="string">
            <text:p>C22426928 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_SMD_3225-4Pin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_GND24_Small</text:p>
          </table:table-cell>
          <table:table-cell table:style-name="Default" office:value-type="string" calcext:value-type="string">
            <text:p>C72750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7T02:22:06.171183294</dc:date>
    <meta:editing-duration>PT4M30S</meta:editing-duration>
    <meta:editing-cycles>1</meta:editing-cycles>
    <meta:document-statistic meta:table-count="1" meta:cell-count="236" meta:object-count="0"/>
    <meta:generator>LibreOffice/24.2.7.2$Linux_X86_64 LibreOffice_project/420$Build-2</meta:generator>
  </office:meta>
</office:document-meta>
</file>